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4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66" style:family="paragraph">
      <style:paragraph-properties fo:line-height="100.00%" fo:text-align="left"/>
    </style:style>
    <style:style style:name="TableColumn0100" style:family="table-column">
      <style:table-column-properties style:column-width="1.249306in"/>
    </style:style>
    <style:style style:name="TableColumn0101" style:family="table-column">
      <style:table-column-properties style:column-width="4.789583in"/>
    </style:style>
    <style:style style:name="Table01" style:family="table">
      <style:table-properties style:width="6.0388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200" style:family="table-column">
      <style:table-column-properties style:column-width="6.038889in"/>
    </style:style>
    <style:style style:name="Table02" style:family="table">
      <style:table-properties style:width="6.0388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1.249306in"/>
    </style:style>
    <style:style style:name="TableColumn0301" style:family="table-column">
      <style:table-column-properties style:column-width="4.789583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 style:min-row-height="0.333333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400" style:family="table-column">
      <style:table-column-properties style:column-width="6.038889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 style:min-row-height="0.197917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249306in"/>
    </style:style>
    <style:style style:name="TableColumn0501" style:family="table-column">
      <style:table-column-properties style:column-width="4.789583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 style:min-row-height="0.333333in"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600" style:family="table-column">
      <style:table-column-properties style:column-width="6.038889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Nombre</text:span><text:span text:style-name="T3"/></text:p>
          </table:table-cell>
          <table:table-cell table:style-name="TableCell010001">
            <text:p text:style-name="P3"><text:span text:style-name="T4">Listar Peliculas</text:span><text:span text:style-name="T5"/></text:p>
          </table:table-cell>
        </table:table-row>
        <table:table-row table:style-name="TableRow0101">
          <table:table-cell table:style-name="TableCell010100">
            <text:p text:style-name="P6"><text:span text:style-name="T6">Operación</text:span><text:span text:style-name="T7"/></text:p>
          </table:table-cell>
          <table:table-cell table:style-name="TableCell010101">
            <text:p text:style-name="P6"><text:span text:style-name="T8">listarPeliculas():set(string)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Entrada</text:span><text:span text:style-name="T11"/></text:p>
          </table:table-cell>
          <table:table-cell table:style-name="TableCell010201">
            <text:p text:style-name="P8"><text:span text:style-name="T12">No hay</text:span><text:span text:style-name="T13"/></text:p>
          </table:table-cell>
        </table:table-row>
        <table:table-row table:style-name="TableRow0103">
          <table:table-cell table:style-name="TableCell010300">
            <text:p text:style-name="P10"><text:span text:style-name="T14">Salida</text:span><text:span text:style-name="T15"/></text:p>
          </table:table-cell>
          <table:table-cell table:style-name="TableCell010301">
            <text:p text:style-name="P10"><text:span text:style-name="T16">Lista con los 'Titulo' de las Peliculas</text:span><text:span text:style-name="T17"/></text:p>
          </table:table-cell>
        </table:table-row>
        <table:table-row table:style-name="TableRow0104">
          <table:table-cell table:style-name="TableCell010400">
            <text:p text:style-name="P12"><text:span text:style-name="T18">Descripción</text:span><text:span text:style-name="T19"/></text:p>
          </table:table-cell>
          <table:table-cell table:style-name="TableCell010401">
            <text:p text:style-name="P12"><text:span text:style-name="T20">Lista las peliculas existentes</text:span><text:span text:style-name="T21"/></text:p>
          </table:table-cell>
        </table:table-row>
        <table:table-row table:style-name="TableRow0105">
          <table:table-cell table:style-name="TableCell010500">
            <text:p text:style-name="P14"><text:span text:style-name="T22">Excepciones</text:span><text:span text:style-name="T23"/></text:p>
          </table:table-cell>
          <table:table-cell table:style-name="TableCell010501">
            <text:p text:style-name="P14"><text:span text:style-name="T24">No hay</text:span><text:span text:style-name="T25"/></text:p>
          </table:table-cell>
        </table:table-row>
      </table:table>
      <text:p text:style-name="P16"><text:span text:style-name="T25"/></text:p>
      <text:p text:style-name="P16"><text:span text:style-name="T25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8"><text:span text:style-name="T26">Precondiciones y Postcondiciones</text:span><text:span text:style-name="T27"/></text:p>
          </table:table-cell>
        </table:table-row>
        <table:table-row table:style-name="TableRow0201">
          <table:table-cell table:style-name="TableCell020100">
            <text:p text:style-name="P21"><text:span text:style-name="T28">Pre: El usuario ya inició sesión</text:span></text:p>
            <text:p text:style-name="P21"><text:span text:style-name="T28">…</text:span></text:p>
            <text:p text:style-name="P21"><text:span text:style-name="T29"/></text:p>
            <text:p text:style-name="P21"><text:span text:style-name="T30">Post: Retorna un listado de las películas existentes.</text:span><text:span text:style-name="T31"/></text:p>
          </table:table-cell>
        </table:table-row>
      </table:table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5"><text:span text:style-name="T32">Nombre</text:span><text:span text:style-name="T33"/></text:p>
          </table:table-cell>
          <table:table-cell table:style-name="TableCell030001">
            <text:p text:style-name="P25"><text:span text:style-name="T34">Seleccionar Película</text:span><text:span text:style-name="T35"/></text:p>
          </table:table-cell>
        </table:table-row>
        <table:table-row table:style-name="TableRow0301">
          <table:table-cell table:style-name="TableCell030100">
            <text:p text:style-name="P28"><text:span text:style-name="T36">Operación</text:span><text:span text:style-name="T37"/></text:p>
          </table:table-cell>
          <table:table-cell table:style-name="TableCell030101">
            <text:p text:style-name="P28"><text:span text:style-name="T38">selPelicula(Titulo string):dtPuntaje</text:span><text:span text:style-name="T39"/></text:p>
          </table:table-cell>
        </table:table-row>
        <table:table-row table:style-name="TableRow0302">
          <table:table-cell table:style-name="TableCell030200">
            <text:p text:style-name="P30"><text:span text:style-name="T40">Entrada</text:span><text:span text:style-name="T41"/></text:p>
          </table:table-cell>
          <table:table-cell table:style-name="TableCell030201">
            <text:p text:style-name="P30"><text:span text:style-name="T42">'Titulo' de Película</text:span><text:span text:style-name="T43"/></text:p>
          </table:table-cell>
        </table:table-row>
        <table:table-row table:style-name="TableRow0303">
          <table:table-cell table:style-name="TableCell030300">
            <text:p text:style-name="P32"><text:span text:style-name="T44">Salida</text:span><text:span text:style-name="T45"/></text:p>
          </table:table-cell>
          <table:table-cell table:style-name="TableCell030301">
            <text:p text:style-name="P32"><text:span text:style-name="T46">Un booleano sí existe el puntaje y un valor numérico con el puntaje</text:span><text:span text:style-name="T47"/></text:p>
          </table:table-cell>
        </table:table-row>
        <table:table-row table:style-name="TableRow0304">
          <table:table-cell table:style-name="TableCell030400">
            <text:p text:style-name="P34"><text:span text:style-name="T48">Descripción</text:span><text:span text:style-name="T49"/></text:p>
          </table:table-cell>
          <table:table-cell table:style-name="TableCell030401">
            <text:p text:style-name="P34"><text:span text:style-name="T50">Selecciona la película y retorna sí el usuario ingresó puntaje y dicho puntaje.</text:span><text:span text:style-name="T51"/></text:p>
          </table:table-cell>
        </table:table-row>
        <table:table-row table:style-name="TableRow0305">
          <table:table-cell table:style-name="TableCell030500">
            <text:p text:style-name="P36"><text:span text:style-name="T52">Excepciones</text:span><text:span text:style-name="T53"/></text:p>
          </table:table-cell>
          <table:table-cell table:style-name="TableCell030501">
            <text:p text:style-name="P36"><text:span text:style-name="T54">No hay</text:span><text:span text:style-name="T55"/></text:p>
          </table:table-cell>
        </table:table-row>
      </table:table>
      <text:p text:style-name="P38"><text:span text:style-name="T55"/></text:p>
      <text:p text:style-name="P38"><text:span text:style-name="T55"/></text:p>
      <text:p text:style-name="P38"><text:span text:style-name="T55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40"><text:span text:style-name="T56">Precondiciones y Postcondiciones</text:span><text:span text:style-name="T57"/></text:p>
          </table:table-cell>
        </table:table-row>
        <table:table-row table:style-name="TableRow0401">
          <table:table-cell table:style-name="TableCell040100">
            <text:p text:style-name="P43"><text:span text:style-name="T58">Pre: El usuario ya inició sesión.</text:span><text:span text:style-name="T59"/></text:p>
            <text:p text:style-name="P43"><text:span text:style-name="T59"/></text:p>
            <text:p text:style-name="P43"><text:span text:style-name="T59">Pre: Existe la película seleccionada.</text:span></text:p>
            <text:p text:style-name="P43"><text:span text:style-name="T60"/></text:p>
            <text:p text:style-name="P43"><text:span text:style-name="T61">--</text:span></text:p>
            <text:p text:style-name="P43"><text:span text:style-name="T62"/></text:p>
            <text:p text:style-name="P43"><text:span text:style-name="T63">Post: Retorna verdadero en el caso de que el usuario ya haya puntuado y el valor de dicha puntuación.</text:span></text:p>
            <text:p text:style-name="P43"><text:span text:style-name="T63"/></text:p>
            <text:p text:style-name="P43"><text:span text:style-name="T63">Post: Retorna falso en el caso de que el usuario no haya puntuado y el valor de la puntuación es cero.</text:span></text:p>
            <text:p text:style-name="P43"><text:span text:style-name="T63"/></text:p>
            <text:p text:style-name="P43"><text:span text:style-name="T63">Post: El sistema recuerda la película seleccionada.</text:span><text:span text:style-name="T64"/></text:p>
          </table:table-cell>
        </table:table-row>
      </table:table>
      <text:p text:style-name="P45"><text:span text:style-name="T64"/></text:p>
      <text:p text:style-name="P45"><text:span text:style-name="T64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47"><text:span text:style-name="T66">Nombre</text:span><text:span text:style-name="T67"/></text:p>
          </table:table-cell>
          <table:table-cell table:style-name="TableCell050001">
            <text:p text:style-name="P47"><text:span text:style-name="T68">Ingresar Puntaje</text:span><text:span text:style-name="T69"/></text:p>
          </table:table-cell>
        </table:table-row>
        <table:table-row table:style-name="TableRow0501">
          <table:table-cell table:style-name="TableCell050100">
            <text:p text:style-name="P50"><text:span text:style-name="T70">Operación</text:span><text:span text:style-name="T71"/></text:p>
          </table:table-cell>
          <table:table-cell table:style-name="TableCell050101">
            <text:p text:style-name="P50"><text:span text:style-name="T72">ingPuntaje(Puntaje int)</text:span><text:span text:style-name="T73"/></text:p>
          </table:table-cell>
        </table:table-row>
        <table:table-row table:style-name="TableRow0502">
          <table:table-cell table:style-name="TableCell050200">
            <text:p text:style-name="P52"><text:span text:style-name="T74">Entrada</text:span><text:span text:style-name="T75"/></text:p>
          </table:table-cell>
          <table:table-cell table:style-name="TableCell050201">
            <text:p text:style-name="P52"><text:span text:style-name="T76">'Puntaje' de la Pelicula seleccionada</text:span><text:span text:style-name="T77"/></text:p>
          </table:table-cell>
        </table:table-row>
        <table:table-row table:style-name="TableRow0503">
          <table:table-cell table:style-name="TableCell050300">
            <text:p text:style-name="P54"><text:span text:style-name="T78">Salida</text:span><text:span text:style-name="T79"/></text:p>
          </table:table-cell>
          <table:table-cell table:style-name="TableCell050301">
            <text:p text:style-name="P54"><text:span text:style-name="T80">No hay</text:span><text:span text:style-name="T81"/></text:p>
          </table:table-cell>
        </table:table-row>
        <table:table-row table:style-name="TableRow0504">
          <table:table-cell table:style-name="TableCell050400">
            <text:p text:style-name="P56"><text:span text:style-name="T82">Descripción</text:span><text:span text:style-name="T83"/></text:p>
          </table:table-cell>
          <table:table-cell table:style-name="TableCell050401">
            <text:p text:style-name="P56"><text:span text:style-name="T84">Se ingresa el puntaje a la instancia Usuario - Pelicula</text:span><text:span text:style-name="T85"/></text:p>
          </table:table-cell>
        </table:table-row>
        <table:table-row table:style-name="TableRow0505">
          <table:table-cell table:style-name="TableCell050500">
            <text:p text:style-name="P58"><text:span text:style-name="T86">Excepciones</text:span><text:span text:style-name="T87"/></text:p>
          </table:table-cell>
          <table:table-cell table:style-name="TableCell050501">
            <text:p text:style-name="P58"><text:span text:style-name="T88">No hay</text:span><text:span text:style-name="T89"/></text:p>
          </table:table-cell>
        </table:table-row>
      </table:table>
      <text:p text:style-name="P60"><text:span text:style-name="T89"/></text:p>
      <text:p text:style-name="P60"><text:span text:style-name="T89"/></text:p>
      <text:p text:style-name="P60"><text:span text:style-name="T89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62"><text:span text:style-name="T90">Precondiciones y Postcondiciones</text:span><text:span text:style-name="T91"/></text:p>
          </table:table-cell>
        </table:table-row>
        <table:table-row table:style-name="TableRow0601">
          <table:table-cell table:style-name="TableCell060100">
            <text:p text:style-name="P64"><text:span text:style-name="T92">Pre: El usuario ya inició sesión.</text:span></text:p>
            <text:p text:style-name="P64"><text:span text:style-name="T92"/></text:p>
            <text:p text:style-name="P64"><text:span text:style-name="T92">Pre: La película ya fue instanciada.</text:span></text:p>
            <text:p text:style-name="P64"><text:span text:style-name="T93"/></text:p>
            <text:p text:style-name="P64"><text:span text:style-name="T94">--</text:span></text:p>
            <text:p text:style-name="P64"><text:span text:style-name="T95"/></text:p>
            <text:p text:style-name="P64"><text:span text:style-name="T96">Post: Guarda el valor del puntaje a la instancia que relaciona el Usuario (que inició sesión) y la Película (que fue seleccionada)</text:span><text:span text:style-name="T97"/></text:p>
          </table:table-cell>
        </table:table-row>
      </table:table>
      <text:p text:style-name="P66"><text:span text:style-name="T97"/></text:p>
      <text:p text:style-name="P66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